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WebApplicationContext.register( Class &lt; ? &gt; ... componen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onfigWebApplicationContext.setBeanNameGenerator( @ Nullable BeanNameGenerator beanName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WebApplicationContext.getScopeMetadata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WebApplicationContext.getAnnotatedBeanDefinitionReader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WebApplicationContext.getBeanNam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WebApplicationContext.setScopeMetadataResolver( @ Nullable ScopeMetadataResolver scopeMetadata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WebApplicationContext.scan( String ... base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onfigWebApplicationContext.loadBeanDefinitions( DefaultListableBeanFactory beanFactory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AnnotationConfigWebApplicationContext.getClassPathBeanDefinitionScanner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